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e3853" officeooo:paragraph-rsid="000e3853"/>
    </style:style>
    <style:style style:name="P2" style:family="paragraph" style:parent-style-name="Text_20_body">
      <style:text-properties officeooo:paragraph-rsid="000e3853"/>
    </style:style>
    <style:style style:name="P3" style:family="paragraph" style:parent-style-name="Text_20_body">
      <style:text-properties officeooo:paragraph-rsid="000e69d3"/>
    </style:style>
    <style:style style:name="P4" style:family="paragraph" style:parent-style-name="Text_20_body">
      <style:text-properties officeooo:rsid="00103eb8" officeooo:paragraph-rsid="00103eb8"/>
    </style:style>
    <style:style style:name="P5" style:family="paragraph" style:parent-style-name="Text_20_body">
      <style:text-properties officeooo:rsid="0010dfe7" officeooo:paragraph-rsid="0010dfe7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Heading_20_1">
      <style:text-properties officeooo:rsid="000e3853" officeooo:paragraph-rsid="000e3853"/>
    </style:style>
    <style:style style:name="P10" style:family="paragraph" style:parent-style-name="Heading_20_1">
      <style:text-properties officeooo:rsid="001449e6" officeooo:paragraph-rsid="001449e6"/>
    </style:style>
    <style:style style:name="P11" style:family="paragraph" style:parent-style-name="Heading_20_2">
      <style:text-properties officeooo:rsid="000e3853" officeooo:paragraph-rsid="000e3853"/>
    </style:style>
    <style:style style:name="P12" style:family="paragraph" style:parent-style-name="Heading_20_3">
      <style:text-properties officeooo:paragraph-rsid="001449e6"/>
    </style:style>
    <style:style style:name="T1" style:family="text">
      <style:text-properties officeooo:rsid="000e6740"/>
    </style:style>
    <style:style style:name="T2" style:family="text">
      <style:text-properties officeooo:rsid="000e69d3"/>
    </style:style>
    <style:style style:name="T3" style:family="text">
      <style:text-properties officeooo:rsid="00103eb8"/>
    </style:style>
    <style:style style:name="T4" style:family="text">
      <style:text-properties officeooo:rsid="0010dfe7"/>
    </style:style>
    <style:style style:name="T5" style:family="text">
      <style:text-properties officeooo:rsid="0011f930"/>
    </style:style>
    <style:style style:name="T6" style:family="text">
      <style:text-properties officeooo:rsid="0014382b"/>
    </style:style>
    <style:style style:name="T7" style:family="text">
      <style:text-properties officeooo:rsid="001449e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"><text:a xlink:type="simple" xlink:href="#__RefHeading___Toc105_3302882649" text:style-name="Index_20_Link" text:visited-style-name="Index_20_Link">Einleitung<text:tab/>1</text:a></text:p>
          <text:p text:style-name="P6"><text:a xlink:type="simple" xlink:href="#__RefHeading___Toc116_3302882649" text:style-name="Index_20_Link" text:visited-style-name="Index_20_Link">Projektrandbedingungen<text:tab/>1</text:a></text:p>
          <text:p text:style-name="P6"><text:a xlink:type="simple" xlink:href="#__RefHeading___Toc118_3302882649" text:style-name="Index_20_Link" text:visited-style-name="Index_20_Link">Anlagenbeschreibung<text:tab/>1</text:a></text:p>
          <text:p text:style-name="P6"><text:a xlink:type="simple" xlink:href="#__RefHeading___Toc107_3302882649" text:style-name="Index_20_Link" text:visited-style-name="Index_20_Link">Anforderungen<text:tab/>2</text:a></text:p>
          <text:p text:style-name="P7"><text:a xlink:type="simple" xlink:href="#__RefHeading___Toc109_3302882649" text:style-name="Index_20_Link" text:visited-style-name="Index_20_Link">Funktionale Anforderungen<text:tab/>2</text:a></text:p>
          <text:p text:style-name="P8"><text:a xlink:type="simple" xlink:href="#__RefHeading___Toc120_3302882649" text:style-name="Index_20_Link" text:visited-style-name="Index_20_Link">Netzwerkverbindung<text:tab/>2</text:a></text:p>
          <text:p text:style-name="P8"><text:a xlink:type="simple" xlink:href="#__RefHeading___Toc122_3302882649" text:style-name="Index_20_Link" text:visited-style-name="Index_20_Link">Interpretation der Nachrichten<text:tab/>2</text:a></text:p>
          <text:p text:style-name="P8"><text:a xlink:type="simple" xlink:href="#__RefHeading___Toc124_3302882649" text:style-name="Index_20_Link" text:visited-style-name="Index_20_Link">Simulation der Nachrichten<text:tab/>2</text:a></text:p>
          <text:p text:style-name="P8"><text:a xlink:type="simple" xlink:href="#__RefHeading___Toc126_3302882649" text:style-name="Index_20_Link" text:visited-style-name="Index_20_Link">Staubehandlung<text:tab/>2</text:a></text:p>
          <text:p text:style-name="P8"><text:a xlink:type="simple" xlink:href="#__RefHeading___Toc128_3302882649" text:style-name="Index_20_Link" text:visited-style-name="Index_20_Link">Fehlerbehandlung<text:tab/>2</text:a></text:p>
          <text:p text:style-name="P8"><text:a xlink:type="simple" xlink:href="#__RefHeading___Toc130_3302882649" text:style-name="Index_20_Link" text:visited-style-name="Index_20_Link">Anzeige des Verbindungsstatus<text:tab/>2</text:a></text:p>
          <text:p text:style-name="P8"><text:a xlink:type="simple" xlink:href="#__RefHeading___Toc132_3302882649" text:style-name="Index_20_Link" text:visited-style-name="Index_20_Link">Einstellen der Simulationsgeschwindigkeit<text:tab/>2</text:a></text:p>
          <text:p text:style-name="P8"><text:a xlink:type="simple" xlink:href="#__RefHeading___Toc134_3302882649" text:style-name="Index_20_Link" text:visited-style-name="Index_20_Link">Anzeigen aller Stationen<text:tab/>2</text:a></text:p>
          <text:p text:style-name="P8"><text:a xlink:type="simple" xlink:href="#__RefHeading___Toc136_3302882649" text:style-name="Index_20_Link" text:visited-style-name="Index_20_Link">Einfügen/ Löschen der Stationen<text:tab/>2</text:a></text:p>
          <text:p text:style-name="P8"><text:a xlink:type="simple" xlink:href="#__RefHeading___Toc138_3302882649" text:style-name="Index_20_Link" text:visited-style-name="Index_20_Link">Konfiguration der Stationen<text:tab/>2</text:a></text:p>
          <text:p text:style-name="P8"><text:a xlink:type="simple" xlink:href="#__RefHeading___Toc140_3302882649" text:style-name="Index_20_Link" text:visited-style-name="Index_20_Link">Erstellen von Kreuzungen<text:tab/>2</text:a></text:p>
          <text:p text:style-name="P8"><text:a xlink:type="simple" xlink:href="#__RefHeading___Toc142_3302882649" text:style-name="Index_20_Link" text:visited-style-name="Index_20_Link">Log<text:tab/>3</text:a></text:p>
          <text:p text:style-name="P8"><text:a xlink:type="simple" xlink:href="#__RefHeading___Toc144_3302882649" text:style-name="Index_20_Link" text:visited-style-name="Index_20_Link">Zustandsspeicherung<text:tab/>3</text:a></text:p>
          <text:p text:style-name="P8"><text:a xlink:type="simple" xlink:href="#__RefHeading___Toc146_3302882649" text:style-name="Index_20_Link" text:visited-style-name="Index_20_Link">Status<text:tab/>3</text:a></text:p>
          <text:p text:style-name="P8"><text:a xlink:type="simple" xlink:href="#__RefHeading___Toc148_3302882649" text:style-name="Index_20_Link" text:visited-style-name="Index_20_Link">Kontrolliertes Beenden<text:tab/>3</text:a></text:p>
          <text:p text:style-name="P8"><text:a xlink:type="simple" xlink:href="#__RefHeading___Toc150_3302882649" text:style-name="Index_20_Link" text:visited-style-name="Index_20_Link">Wiederherstellung<text:tab/>3</text:a></text:p>
          <text:p text:style-name="P7"><text:a xlink:type="simple" xlink:href="#__RefHeading___Toc111_3302882649" text:style-name="Index_20_Link" text:visited-style-name="Index_20_Link">Nicht-Funktionalen Anforderungen<text:tab/>3</text:a></text:p>
          <text:p text:style-name="P8"><text:a xlink:type="simple" xlink:href="#__RefHeading___Toc152_3302882649" text:style-name="Index_20_Link" text:visited-style-name="Index_20_Link">Rechenzeit<text:tab/>3</text:a></text:p>
          <text:p text:style-name="P8"><text:a xlink:type="simple" xlink:href="#__RefHeading___Toc154_3302882649" text:style-name="Index_20_Link" text:visited-style-name="Index_20_Link">Plattform<text:tab/>3</text:a></text:p>
          <text:p text:style-name="P8"><text:a xlink:type="simple" xlink:href="#__RefHeading___Toc156_3302882649" text:style-name="Index_20_Link" text:visited-style-name="Index_20_Link">Nutzergruppe<text:tab/>3</text:a></text:p>
          <text:p text:style-name="P8"><text:a xlink:type="simple" xlink:href="#__RefHeading___Toc158_3302882649" text:style-name="Index_20_Link" text:visited-style-name="Index_20_Link">Nutzerschnittstelle (Maus / Tastatur)<text:tab/>3</text:a></text:p>
          <text:p text:style-name="P8"><text:a xlink:type="simple" xlink:href="#__RefHeading___Toc160_3302882649" text:style-name="Index_20_Link" text:visited-style-name="Index_20_Link">Betriebszeit / Verfügbarkeit<text:tab/>3</text:a></text:p>
          <text:p text:style-name="P8"><text:a xlink:type="simple" xlink:href="#__RefHeading___Toc162_3302882649" text:style-name="Index_20_Link" text:visited-style-name="Index_20_Link">Wartbarkeit<text:tab/>3</text:a></text:p>
          <text:p text:style-name="P8"><text:a xlink:type="simple" xlink:href="#__RefHeading___Toc164_3302882649" text:style-name="Index_20_Link" text:visited-style-name="Index_20_Link">Maximale Anzahl an gleichzeitig vorhandenen Schlitten<text:tab/>4</text:a></text:p>
          <text:p text:style-name="P8"><text:a xlink:type="simple" xlink:href="#__RefHeading___Toc166_3302882649" text:style-name="Index_20_Link" text:visited-style-name="Index_20_Link">Maximale Anzahl an gleichzeitigen Netzwerknachrichten die verarbeitet werden können<text:tab/>4</text:a></text:p>
          <text:p text:style-name="P8"><text:a xlink:type="simple" xlink:href="#__RefHeading___Toc168_3302882649" text:style-name="Index_20_Link" text:visited-style-name="Index_20_Link">Anzahl Transportbänder<text:tab/>4</text:a></text:p>
          <text:p text:style-name="P8"><text:a xlink:type="simple" xlink:href="#__RefHeading___Toc170_3302882649" text:style-name="Index_20_Link" text:visited-style-name="Index_20_Link">Anpassungsfähigkeit<text:tab/>4</text:a></text:p>
          <text:p text:style-name="P6"><text:a xlink:type="simple" xlink:href="#__RefHeading___Toc113_3302882649" text:style-name="Index_20_Link" text:visited-style-name="Index_20_Link">Anhang<text:tab/>4</text:a></text:p>
          <text:p text:style-name="P8"><text:a xlink:type="simple" xlink:href="#__RefHeading___Toc172_3302882649" text:style-name="Index_20_Link" text:visited-style-name="Index_20_Link">Layout vorschläge/ Wireframes<text:tab/>4</text:a></text:p>
        </text:index-body>
      </text:table-of-content>
      <text:p text:style-name="Standard"/>
      <text:h text:style-name="P9" text:outline-level="1"><text:bookmark-start text:name="__RefHeading___Toc105_3302882649"/>Einleitung<text:bookmark-end text:name="__RefHeading___Toc105_3302882649"/></text:h>
      <text:h text:style-name="P10" text:outline-level="1"><text:bookmark-start text:name="__RefHeading___Toc116_3302882649"/>Projektrandbedingungen<text:bookmark-end text:name="__RefHeading___Toc116_3302882649"/></text:h>
      <text:h text:style-name="P9" text:outline-level="1"><text:bookmark-start text:name="__RefHeading___Toc118_3302882649"/>Anlagenbeschreibung<text:bookmark-end text:name="__RefHeading___Toc118_3302882649"/></text:h>
      <text:p text:style-name="P1">Beschreibung der aktuellen Anlage</text:p>
      <text:p text:style-name="P1">- <text:span text:style-name="T5">Stationen</text:span></text:p>
      <text:p text:style-name="P1">- <text:span text:style-name="T5">Schlitten </text:span></text:p>
      <text:p text:style-name="P1">- <text:span text:style-name="T5">Paletten</text:span></text:p>
      <text:p text:style-name="P1"><text:soft-page-break/>- <text:span text:style-name="T5">Befehle</text:span></text:p>
      <text:p text:style-name="P1">- <text:span text:style-name="T5">Netzwerkprotokoll </text:span></text:p>
      <text:h text:style-name="P9" text:outline-level="1"><text:bookmark-start text:name="__RefHeading___Toc107_3302882649"/>Anforderungen<text:bookmark-end text:name="__RefHeading___Toc107_3302882649"/></text:h>
      <text:p text:style-name="P1">Einleitung, <text:span text:style-name="T1">was soll das Programm im allg. </text:span></text:p>
      <text:h text:style-name="P11" text:outline-level="2"><text:bookmark-start text:name="__RefHeading___Toc109_3302882649"/>Funktionale Anforderungen<text:bookmark-end text:name="__RefHeading___Toc109_3302882649"/></text:h>
      <text:h text:style-name="Heading_20_3" text:outline-level="3"><text:bookmark-start text:name="__RefHeading___Toc120_3302882649"/>Netzwerkverbindung<text:bookmark-end text:name="__RefHeading___Toc120_3302882649"/></text:h>
      <text:h text:style-name="Heading_20_3" text:outline-level="3"><text:bookmark-start text:name="__RefHeading___Toc122_3302882649"/>Interpretation der Nachrichten<text:bookmark-end text:name="__RefHeading___Toc122_3302882649"/></text:h>
      <text:h text:style-name="Heading_20_3" text:outline-level="3"><text:bookmark-start text:name="__RefHeading___Toc124_3302882649"/>Simulation der Nachrichten<text:bookmark-end text:name="__RefHeading___Toc124_3302882649"/></text:h>
      <text:h text:style-name="Heading_20_3" text:outline-level="3"><text:bookmark-start text:name="__RefHeading___Toc126_3302882649"/>Staubehandlung<text:bookmark-end text:name="__RefHeading___Toc126_3302882649"/></text:h>
      <text:h text:style-name="P12" text:outline-level="3"><text:bookmark-start text:name="__RefHeading___Toc128_3302882649"/>Fehlerbehandlung <text:bookmark-end text:name="__RefHeading___Toc128_3302882649"/></text:h>
      <text:p text:style-name="Text_20_body">(sowohl extern Netzwerk, als auch intern)</text:p>
      <text:h text:style-name="Heading_20_3" text:outline-level="3"><text:bookmark-start text:name="__RefHeading___Toc130_3302882649"/>Anzeige des Verbindungsstatus<text:bookmark-end text:name="__RefHeading___Toc130_3302882649"/></text:h>
      <text:h text:style-name="Heading_20_3" text:outline-level="3"><text:bookmark-start text:name="__RefHeading___Toc132_3302882649"/>Einstellen der Simulationsgeschwindigkeit<text:bookmark-end text:name="__RefHeading___Toc132_3302882649"/></text:h>
      <text:p text:style-name="P2"><text:tab/>- <text:span text:style-name="T2">Speedmode</text:span></text:p>
      <text:p text:style-name="P2"><text:tab/>- <text:span text:style-name="T2">Geschwindigkeit einzelner Etappen</text:span></text:p>
      <text:h text:style-name="Heading_20_3" text:outline-level="3"><text:bookmark-start text:name="__RefHeading___Toc134_3302882649"/>Anzeigen aller Stationen<text:bookmark-end text:name="__RefHeading___Toc134_3302882649"/></text:h>
      <text:p text:style-name="P2"><text:tab/>- <text:span text:style-name="T3">Name</text:span></text:p>
      <text:p text:style-name="P2"><text:tab/>- <text:span text:style-name="T3">Stau</text:span></text:p>
      <text:p text:style-name="P2"><text:tab/>- <text:span text:style-name="T3">Status (leer/ besetzt)</text:span></text:p>
      <text:h text:style-name="Heading_20_3" text:outline-level="3"><text:bookmark-start text:name="__RefHeading___Toc136_3302882649"/>Einfügen/ Löschen der Stationen<text:bookmark-end text:name="__RefHeading___Toc136_3302882649"/></text:h>
      <text:h text:style-name="Heading_20_3" text:outline-level="3"><text:bookmark-start text:name="__RefHeading___Toc138_3302882649"/>Konfiguration der Stationen<text:bookmark-end text:name="__RefHeading___Toc138_3302882649"/></text:h>
      <text:p text:style-name="P3"><text:tab/>- <text:span text:style-name="T2">Konfiguration der Verbindungen</text:span></text:p>
      <text:p text:style-name="P2"><text:tab/>- <text:span text:style-name="T2">Anzeigen der Verbindungen</text:span></text:p>
      <text:h text:style-name="Heading_20_3" text:outline-level="3"><text:bookmark-start text:name="__RefHeading___Toc140_3302882649"/>Erstellen von Kreuzungen<text:bookmark-end text:name="__RefHeading___Toc140_3302882649"/></text:h>
      <text:p text:style-name="P2"/>
      <text:p text:style-name="P4"/>
      <text:h text:style-name="Heading_20_3" text:outline-level="3"><text:bookmark-start text:name="__RefHeading___Toc142_3302882649"/><text:soft-page-break/>Log<text:bookmark-end text:name="__RefHeading___Toc142_3302882649"/></text:h>
      <text:p text:style-name="P4"><text:tab/>- Einkommende Befehle anzeigen/speichern</text:p>
      <text:p text:style-name="P4"><text:tab/>- Interpretation anzeigen/speichern</text:p>
      <text:p text:style-name="P4"><text:tab/>- <text:span text:style-name="T4">Reaktion anzeigen/speichern</text:span></text:p>
      <text:p text:style-name="P4"><text:tab/>- <text:span text:style-name="T4">Abarbeitung anzeigen/speichern</text:span></text:p>
      <text:p text:style-name="P4"><text:tab/>- <text:span text:style-name="T4">Staumeldung</text:span></text:p>
      <text:p text:style-name="P4"><text:tab/>- <text:span text:style-name="T4">Fehler/ Exception (schwerwiegend/ fatal)</text:span></text:p>
      <text:h text:style-name="Heading_20_3" text:outline-level="3"><text:bookmark-start text:name="__RefHeading___Toc144_3302882649"/>Zustandsspeicherung<text:bookmark-end text:name="__RefHeading___Toc144_3302882649"/></text:h>
      <text:h text:style-name="Heading_20_3" text:outline-level="3"><text:bookmark-start text:name="__RefHeading___Toc146_3302882649"/>Status<text:bookmark-end text:name="__RefHeading___Toc146_3302882649"/></text:h>
      <text:p text:style-name="P5"><text:tab/>- menschenlesbare Nachricht der Abarbeitung eines Befehls</text:p>
      <text:h text:style-name="Heading_20_3" text:outline-level="3"><text:bookmark-start text:name="__RefHeading___Toc148_3302882649"/>Kontrolliertes Beenden<text:bookmark-end text:name="__RefHeading___Toc148_3302882649"/></text:h>
      <text:h text:style-name="Heading_20_3" text:outline-level="3"><text:bookmark-start text:name="__RefHeading___Toc150_3302882649"/>Wiederherstellung<text:bookmark-end text:name="__RefHeading___Toc150_3302882649"/></text:h>
      <text:p text:style-name="P5"><text:tab/>- <text:span text:style-name="T5">wurde kontrolliert beendet?</text:span></text:p>
      <text:p text:style-name="P5"><text:tab/>- Absturz erfolgt oder nicht</text:p>
      <text:h text:style-name="P11" text:outline-level="2"><text:bookmark-start text:name="__RefHeading___Toc111_3302882649"/>Nicht-Funktionalen Anforderungen<text:bookmark-end text:name="__RefHeading___Toc111_3302882649"/></text:h>
      <text:h text:style-name="Heading_20_3" text:outline-level="3"><text:bookmark-start text:name="__RefHeading___Toc152_3302882649"/>Rechenzeit<text:bookmark-end text:name="__RefHeading___Toc152_3302882649"/></text:h>
      <text:h text:style-name="Heading_20_3" text:outline-level="3"><text:bookmark-start text:name="__RefHeading___Toc154_3302882649"/>Plattform<text:bookmark-end text:name="__RefHeading___Toc154_3302882649"/></text:h>
      <text:h text:style-name="Heading_20_3" text:outline-level="3"><text:bookmark-start text:name="__RefHeading___Toc156_3302882649"/>Nutzergruppe<text:bookmark-end text:name="__RefHeading___Toc156_3302882649"/></text:h>
      <text:h text:style-name="Heading_20_3" text:outline-level="3"><text:bookmark-start text:name="__RefHeading___Toc158_3302882649"/>Nutzerschnittstelle (Maus / Tastatur)<text:bookmark-end text:name="__RefHeading___Toc158_3302882649"/></text:h>
      <text:h text:style-name="Heading_20_3" text:outline-level="3"><text:bookmark-start text:name="__RefHeading___Toc160_3302882649"/>Betriebszeit / Verfügbarkeit<text:bookmark-end text:name="__RefHeading___Toc160_3302882649"/></text:h>
      <text:h text:style-name="Heading_20_3" text:outline-level="3"><text:bookmark-start text:name="__RefHeading___Toc162_3302882649"/>Wartbarkeit<text:bookmark-end text:name="__RefHeading___Toc162_3302882649"/></text:h>
      <text:p text:style-name="P2"><text:tab/>- <text:span text:style-name="T6">MVC für Anfänger</text:span></text:p>
      <text:h text:style-name="Heading_20_3" text:outline-level="3"><text:bookmark-start text:name="__RefHeading___Toc164_3302882649"/><text:soft-page-break/>Maximale Anzahl an gleichzeitig vorhandenen Schlitten<text:bookmark-end text:name="__RefHeading___Toc164_3302882649"/></text:h>
      <text:h text:style-name="Heading_20_3" text:outline-level="3"><text:bookmark-start text:name="__RefHeading___Toc166_3302882649"/>Maximale Anzahl an gleichzeitigen Netzwerknachrichten die verarbeitet werden können<text:bookmark-end text:name="__RefHeading___Toc166_3302882649"/></text:h>
      <text:h text:style-name="Heading_20_3" text:outline-level="3"><text:bookmark-start text:name="__RefHeading___Toc168_3302882649"/>Anzahl Transportbänder<text:bookmark-end text:name="__RefHeading___Toc168_3302882649"/></text:h>
      <text:h text:style-name="Heading_20_3" text:outline-level="3"><text:bookmark-start text:name="__RefHeading___Toc170_3302882649"/>Anpassungsfähigkeit<text:bookmark-end text:name="__RefHeading___Toc170_3302882649"/></text:h>
      <text:p text:style-name="P2"><text:tab/>- <text:span text:style-name="T7">Win7</text:span></text:p>
      <text:h text:style-name="P9" text:outline-level="1"><text:bookmark-start text:name="__RefHeading___Toc113_3302882649"/>Anhang<text:bookmark-end text:name="__RefHeading___Toc113_3302882649"/></text:h>
      <text:h text:style-name="Heading_20_3" text:outline-level="3"><text:bookmark-start text:name="__RefHeading___Toc172_3302882649"/>Layout vorschläge/ Wireframes<text:bookmark-end text:name="__RefHeading___Toc172_330288264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ah Lehmann</meta:initial-creator>
    <meta:creation-date>2018-05-17T12:14:12.566123040</meta:creation-date>
    <dc:date>2018-05-17T15:03:36.081049622</dc:date>
    <dc:creator>Noah Lehmann</dc:creator>
    <meta:editing-duration>PT54M58S</meta:editing-duration>
    <meta:editing-cycles>3</meta:editing-cycles>
    <meta:generator>LibreOffice/5.4.5.1$Linux_X86_64 LibreOffice_project/40m0$Build-1</meta:generator>
    <meta:document-statistic meta:table-count="0" meta:image-count="0" meta:object-count="0" meta:page-count="4" meta:paragraph-count="95" meta:word-count="276" meta:character-count="2328" meta:non-whitespace-character-count="2125"/>
  </office:meta>
</office:document-meta>
</file>